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bf71e" officeooo:paragraph-rsid="000bf71e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bf71e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d33d2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bf71e" officeooo:paragraph-rsid="000bf71e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bf71e" officeooo:paragraph-rsid="000d33d2" style:font-size-asian="14pt" style:font-weight-asian="bold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d33d2" officeooo:paragraph-rsid="000d33d2" style:font-size-asian="14pt" style:font-weight-asian="bold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bf71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d33d2" officeooo:paragraph-rsid="000d33d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d33d2" officeooo:paragraph-rsid="000e69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e6903" officeooo:paragraph-rsid="000e690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ef1ba" officeooo:paragraph-rsid="000ef1b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Noto Sans CJK JP Regular" fo:font-size="18pt" fo:font-weight="bold" officeooo:paragraph-rsid="000bf71e" style:font-size-asian="18pt" style:font-weight-asian="bold" style:font-size-complex="18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8pt" fo:font-weight="bold" officeooo:paragraph-rsid="000bf71e" style:font-size-asian="18pt" style:font-weight-asian="bold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8pt" officeooo:paragraph-rsid="000bf71e" style:font-size-asian="18pt" style:font-size-complex="18pt"/>
    </style:style>
    <style:style style:name="P15" style:family="paragraph" style:parent-style-name="Standard">
      <style:paragraph-properties fo:margin-top="0cm" fo:margin-bottom="0cm" loext:contextual-spacing="false" fo:line-height="100%" fo:padding="0.074cm" fo:border-left="none" fo:border-right="none" fo:border-top="none" fo:border-bottom="0.06pt solid #000000" style:join-border="false"/>
      <style:text-properties style:font-name="Noto Sans CJK JP Regular" fo:font-size="14pt" fo:font-weight="normal" officeooo:rsid="000bf71e" officeooo:paragraph-rsid="000bf71e" style:font-size-asian="14pt" style:font-weight-asian="normal" style:font-size-complex="14pt" style:font-weight-complex="normal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Noto Sans CJK JP Regular" fo:font-size="18pt" fo:font-weight="bold" officeooo:paragraph-rsid="000bf71e" style:font-size-asian="18pt" style:font-weight-asian="bold" style:font-size-complex="1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Noto Sans CJK JP Regular" fo:font-size="18pt" fo:font-weight="bold" officeooo:rsid="000bf71e" officeooo:paragraph-rsid="000bf71e" style:font-size-asian="18pt" style:font-weight-asian="bold" style:font-size-complex="1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d33d2" officeooo:paragraph-rsid="000d33d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f370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bf71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f3701" officeooo:paragraph-rsid="000f370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e6903" officeooo:paragraph-rsid="000e690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bf71e" officeooo:paragraph-rsid="000f3701" style:font-size-asian="14pt" style:font-weight-asian="bold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f3701" officeooo:paragraph-rsid="000f3701" style:font-size-asian="14pt" style:font-weight-asian="bold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f3701" style:font-size-asian="14pt" style:font-weight-asian="bold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d33d2" style:font-size-asian="14pt" style:font-weight-asian="bold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1pt" fo:font-weight="normal" officeooo:rsid="000f3701" officeooo:paragraph-rsid="000f3701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1pt" fo:font-weight="normal" officeooo:rsid="000f3701" officeooo:paragraph-rsid="0012a92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0pt" fo:font-weight="normal" officeooo:rsid="000f3701" officeooo:paragraph-rsid="000f3701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0pt" fo:font-weight="normal" officeooo:rsid="000f3701" officeooo:paragraph-rsid="0012a92d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JK JP Regular" fo:font-size="14pt" fo:font-weight="normal" officeooo:rsid="000d33d2" officeooo:paragraph-rsid="000d33d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JK JP Regular" fo:font-size="14pt" fo:font-weight="normal" officeooo:rsid="000f3701" officeooo:paragraph-rsid="000f3701" style:font-size-asian="14pt" style:font-weight-asian="normal" style:font-size-complex="14pt" style:font-weight-complex="normal"/>
    </style:style>
    <style:style style:name="T1" style:family="text">
      <style:text-properties officeooo:rsid="000bf71e"/>
    </style:style>
    <style:style style:name="T2" style:family="text">
      <style:text-properties officeooo:rsid="000d33d2"/>
    </style:style>
    <style:style style:name="T3" style:family="text">
      <style:text-properties officeooo:rsid="000e6903"/>
    </style:style>
    <style:style style:name="T4" style:family="text">
      <style:text-properties officeooo:rsid="000ef1ba"/>
    </style:style>
    <style:style style:name="T5" style:family="text">
      <style:text-properties officeooo:rsid="000f3701"/>
    </style:style>
    <style:style style:name="T6" style:family="text">
      <style:text-properties officeooo:rsid="000fca99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12a92d"/>
    </style:style>
    <style:style style:name="T10" style:family="text">
      <style:text-properties officeooo:rsid="001390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SN COLLEGE OF ENGINEERING (Autonomous)</text:p>
      <text:p text:style-name="P12">Affiliated to Anna University</text:p>
      <text:p text:style-name="P12">DEPARTMENT OF CSE</text:p>
      <text:p text:style-name="P12"/>
      <text:p text:style-name="P12">UCS 1211 PROGRAMMING IN C LABORATORY</text:p>
      <text:p text:style-name="P17">A6: User Defined Data Types in C</text:p>
      <text:p text:style-name="P12"/>
      <text:p text:style-name="P13">REG NO. : 185001083</text:p>
      <text:p text:style-name="P13">NAME : B. LAKSHMI PRIYA</text:p>
      <text:p text:style-name="P13">CLASS : CSE B (SEMESTER 2)</text:p>
      <text:p text:style-name="P14"/>
      <text:p text:style-name="P2">1. PROGRAM NAME: <text:s/><text:span text:style-name="T1">PAY SLIP</text:span></text:p>
      <text:p text:style-name="P2"/>
      <text:p text:style-name="P1">PROGRAM:</text:p>
      <text:p text:style-name="P7">#include &lt;stdio.h&gt;</text:p>
      <text:p text:style-name="P7"/>
      <text:p text:style-name="P7">struct employee</text:p>
      <text:p text:style-name="P7">{</text:p>
      <text:p text:style-name="P7">int empid;</text:p>
      <text:p text:style-name="P7">char name[25];</text:p>
      <text:p text:style-name="P7">float bp;</text:p>
      <text:p text:style-name="P7">float da;</text:p>
      <text:p text:style-name="P7">float hra;</text:p>
      <text:p text:style-name="P7">float cca;</text:p>
      <text:p text:style-name="P7">float ins;</text:p>
      <text:p text:style-name="P7">float pf;</text:p>
      <text:p text:style-name="P7">float gp;</text:p>
      <text:p text:style-name="P7">float ded;</text:p>
      <text:p text:style-name="P7">float netpay;</text:p>
      <text:p text:style-name="P7">};</text:p>
      <text:p text:style-name="P7"/>
      <text:p text:style-name="P7"><text:soft-page-break/>void input(struct employee *ptr)</text:p>
      <text:p text:style-name="P7">{</text:p>
      <text:p text:style-name="P7">printf("Enter employee id: ");</text:p>
      <text:p text:style-name="P7">scanf("%d",&amp;ptr-&gt;empid);</text:p>
      <text:p text:style-name="P7">printf("Enter employee name: ");</text:p>
      <text:p text:style-name="P7">scanf(" %s",ptr-&gt;name);</text:p>
      <text:p text:style-name="P7">printf("Enter basic pay: ");</text:p>
      <text:p text:style-name="P7">scanf("%f",&amp;ptr-&gt;bp);</text:p>
      <text:p text:style-name="P7">}</text:p>
      <text:p text:style-name="P7"/>
      <text:p text:style-name="P7">void compute(struct employee *ptr)</text:p>
      <text:p text:style-name="P7">{</text:p>
      <text:p text:style-name="P7">ptr-&gt;da=0.88* ptr-&gt;bp;</text:p>
      <text:p text:style-name="P7">ptr-&gt;hra=0.08* ptr-&gt;bp;</text:p>
      <text:p text:style-name="P7">ptr-&gt;cca=1000;</text:p>
      <text:p text:style-name="P7">ptr-&gt;ins=2000;</text:p>
      <text:p text:style-name="P7">ptr-&gt;pf=0.1* ptr-&gt;bp;</text:p>
      <text:p text:style-name="P7">ptr-&gt;gp=ptr-&gt;bp + ptr-&gt;da + ptr-&gt;hra + ptr-&gt;cca;</text:p>
      <text:p text:style-name="P7">ptr-&gt;ded=ptr-&gt;ins + ptr-&gt;pf;</text:p>
      <text:p text:style-name="P7">ptr-&gt;netpay=ptr-&gt;gp - ptr-&gt;ded;</text:p>
      <text:p text:style-name="P7">}</text:p>
      <text:p text:style-name="P7"/>
      <text:p text:style-name="P7">void output(struct employee *ptr)</text:p>
      <text:p text:style-name="P7">{</text:p>
      <text:p text:style-name="P7">printf("%20s %12d\n","Employee ID",ptr-&gt;empid);</text:p>
      <text:p text:style-name="P7">printf("%20s %12s\n","Employee name",ptr-&gt;name);</text:p>
      <text:p text:style-name="P7">printf("%20s %12.3f\n","Basic pay",ptr-&gt;bp);</text:p>
      <text:p text:style-name="P7">printf("%20s %12.3f\n","DA",ptr-&gt;da);</text:p>
      <text:p text:style-name="P7">printf("%20s %12.3f\n","HRA",ptr-&gt;hra);</text:p>
      <text:p text:style-name="P7">printf("%20s %12.3f\n","CCA",ptr-&gt;cca);</text:p>
      <text:p text:style-name="P7">printf("%20s %12.3f\n","Insurance",ptr-&gt;ins);</text:p>
      <text:p text:style-name="P7">printf("%20s %12.3f\n","PF",ptr-&gt;pf);</text:p>
      <text:p text:style-name="P7">printf("%20s %12.3f\n","Gross pay",ptr-&gt;gp);</text:p>
      <text:p text:style-name="P7">printf("%20s %12.3f\n","Deductions",ptr-&gt;ded);</text:p>
      <text:p text:style-name="P7"/>
      <text:p text:style-name="P7"><text:soft-page-break/>printf(" <text:s text:c="19"/>--------------\n");</text:p>
      <text:p text:style-name="P7">printf("%20s %12.3f\n","NETPAY",ptr-&gt;netpay);</text:p>
      <text:p text:style-name="P7">printf(" <text:s text:c="19"/>--------------\n");</text:p>
      <text:p text:style-name="P7">}</text:p>
      <text:p text:style-name="P7"/>
      <text:p text:style-name="P7">void main()</text:p>
      <text:p text:style-name="P7">{</text:p>
      <text:p text:style-name="P7">struct employee emp;</text:p>
      <text:p text:style-name="P7">input(&amp;emp);</text:p>
      <text:p text:style-name="P7">compute(&amp;emp);</text:p>
      <text:p text:style-name="P7">output(&amp;emp);</text:p>
      <text:p text:style-name="P7">}</text:p>
      <text:p text:style-name="P7"/>
      <text:p text:style-name="P4">OUTPUT:</text:p>
      <text:p text:style-name="P7">cseb83@jtl-14:~/A6$ gcc salary.c -o salary</text:p>
      <text:p text:style-name="P7">cseb83@jtl-14:~/A6$ ./salary</text:p>
      <text:p text:style-name="P7">Enter employee id: 1000</text:p>
      <text:p text:style-name="P7">Enter employee name: Devi</text:p>
      <text:p text:style-name="P7">Enter basic pay: 10000</text:p>
      <text:p text:style-name="P7"><text:s text:c="20"/>Employee ID <text:s text:c="9"/>1000</text:p>
      <text:p text:style-name="P7"><text:s text:c="7"/>Employee name <text:s text:c="15"/>Devi</text:p>
      <text:p text:style-name="P7"><text:s text:c="21"/>Basic pay <text:s text:c="4"/>10000.000</text:p>
      <text:p text:style-name="P7"><text:s text:c="34"/>DA <text:s text:c="7"/>8800.000</text:p>
      <text:p text:style-name="P7"><text:s text:c="31"/>HRA <text:s text:c="10"/>800.000</text:p>
      <text:p text:style-name="P7"><text:s text:c="31"/>CCA <text:s text:c="8"/>1000.000</text:p>
      <text:p text:style-name="P7"><text:s text:c="19"/>Insurance <text:s text:c="8"/>2000.000</text:p>
      <text:p text:style-name="P7"><text:s text:c="34"/>PF <text:s text:c="8"/>1000.000</text:p>
      <text:p text:style-name="P7"><text:s text:c="19"/>Gross pay <text:s text:c="6"/>20600.000</text:p>
      <text:p text:style-name="P7"><text:s text:c="15"/>Deductions <text:s text:c="9"/>3000.000</text:p>
      <text:p text:style-name="P7"><text:s text:c="47"/>--------------</text:p>
      <text:p text:style-name="P7"><text:s text:c="23"/>NETPA<text:span text:style-name="T3">Y</text:span> <text:s text:c="6"/>17600.000</text:p>
      <text:p text:style-name="P15"><text:s text:c="47"/>--------------</text:p>
      <text:p text:style-name="P7"/>
      <text:p text:style-name="P3"/>
      <text:p text:style-name="P3"><text:soft-page-break/><text:span text:style-name="T10">2</text:span>. PROGRAM NAME: <text:s/><text:span text:style-name="T2">MEDICINE DETAILS</text:span></text:p>
      <text:p text:style-name="P3"/>
      <text:p text:style-name="P5">PROGRAM:</text:p>
      <text:p text:style-name="P10">#include &lt;stdio.h&gt;</text:p>
      <text:p text:style-name="P10">#include &lt;string.h&gt;</text:p>
      <text:p text:style-name="P10"/>
      <text:p text:style-name="P10">struct date</text:p>
      <text:p text:style-name="P10">{</text:p>
      <text:p text:style-name="P10">int dd,mm,yy;</text:p>
      <text:p text:style-name="P10">};</text:p>
      <text:p text:style-name="P10"/>
      <text:p text:style-name="P10">struct medicine</text:p>
      <text:p text:style-name="P10">{</text:p>
      <text:p text:style-name="P10">char name[30];</text:p>
      <text:p text:style-name="P10">char vendor[40];</text:p>
      <text:p text:style-name="P10">struct date mdate;</text:p>
      <text:p text:style-name="P10">struct date edate;</text:p>
      <text:p text:style-name="P10">float cost;</text:p>
      <text:p text:style-name="P10">long int stock;</text:p>
      <text:p text:style-name="P10">};</text:p>
      <text:p text:style-name="P10"/>
      <text:p text:style-name="P10">void input(struct medicine med[], int n)</text:p>
      <text:p text:style-name="P10">{</text:p>
      <text:p text:style-name="P10">int i;</text:p>
      <text:p text:style-name="P10">for (i=0;i&lt;n;i++)</text:p>
      <text:p text:style-name="P10">{</text:p>
      <text:p text:style-name="P10"><text:tab/>printf("\n\nEnter medicine name: ");</text:p>
      <text:p text:style-name="P10"><text:tab/>scanf(" %[^\n]",med[i].name);</text:p>
      <text:p text:style-name="P10"><text:tab/>printf("Enter vendor name: ");</text:p>
      <text:p text:style-name="P10"><text:tab/>scanf(" %[^\n]",med[i].vendor);</text:p>
      <text:p text:style-name="P10"><text:tab/>printf("Enter manufacturing date(dd/mm/yyyy): ");</text:p>
      <text:p text:style-name="P10"><text:tab/>scanf("%d/%d/%d",&amp;med[i].mdate.dd, &amp;med[i].mdate.mm, &amp;med[i].mdate.yy);</text:p>
      <text:p text:style-name="P10"><text:tab/>printf("Enter expiry date(dd/mm/yyyy): ");</text:p>
      <text:p text:style-name="P10"><text:soft-page-break/><text:tab/>scanf("%d/%d/%d", &amp;med[i].edate.dd, &amp;med[i].edate.mm, &amp;med[i].edate.yy);</text:p>
      <text:p text:style-name="P10"><text:tab/>printf("Enter medicine cost: ");</text:p>
      <text:p text:style-name="P10"><text:tab/>scanf("%f",&amp;med[i].cost);</text:p>
      <text:p text:style-name="P10"><text:tab/>printf("Enter medicine stock: ");</text:p>
      <text:p text:style-name="P10"><text:tab/>scanf("%ld",&amp;med[i].stock);</text:p>
      <text:p text:style-name="P10">}</text:p>
      <text:p text:style-name="P10">}</text:p>
      <text:p text:style-name="P10"/>
      <text:p text:style-name="P10">void output(struct medicine med[], int n)</text:p>
      <text:p text:style-name="P10">{</text:p>
      <text:p text:style-name="P10">int i,qty;</text:p>
      <text:p text:style-name="P10">printf("\n\nIN STOCK:\n%-15s%-15s%-15s%-15s%-15s%-15s\n","Medicine name","Vendor name","Manufacture","Expiry","Cost","Stock");</text:p>
      <text:p text:style-name="P10">for (i=0;i&lt;n;i++)</text:p>
      <text:p text:style-name="P10">{</text:p>
      <text:p text:style-name="P10"><text:tab/>printf("%-15s%-15s%02d/%02d/%-9d%02d/%02d/%-9d%15.2f%15ld\n", med[i].name, med[i].vendor, med[i].mdate.dd, med[i].mdate.mm, med[i].mdate.yy, med[i].edate.dd, med[i].edate.mm, med[i].edate.yy, med[i].cost, med[i].stock);</text:p>
      <text:p text:style-name="P10">}</text:p>
      <text:p text:style-name="P10">}</text:p>
      <text:p text:style-name="P10"/>
      <text:p text:style-name="P10">void buy(struct medicine med[], int n)</text:p>
      <text:p text:style-name="P10">{</text:p>
      <text:p text:style-name="P10">int i;</text:p>
      <text:p text:style-name="P10">long int qty;</text:p>
      <text:p text:style-name="P10">char name[30];</text:p>
      <text:p text:style-name="P10">printf("\nEnter medicine name: ");</text:p>
      <text:p text:style-name="P10">scanf(" %[^\n]",name);</text:p>
      <text:p text:style-name="P10">for (i=0;i&lt;n;i++)</text:p>
      <text:p text:style-name="P10"><text:tab/>{</text:p>
      <text:p text:style-name="P10"><text:tab/>if(strcmp(med[i].name,name)==0)</text:p>
      <text:p text:style-name="P10"><text:tab/><text:tab/>break;</text:p>
      <text:p text:style-name="P10"><text:tab/>}</text:p>
      <text:p text:style-name="P10"><text:soft-page-break/></text:p>
      <text:p text:style-name="P10">if (i==n)</text:p>
      <text:p text:style-name="P10"><text:tab/>{</text:p>
      <text:p text:style-name="P10"><text:tab/>printf("\n\nEnter medicine name: ");</text:p>
      <text:p text:style-name="P10"><text:tab/>scanf(" %[^\n]",med[i].name);</text:p>
      <text:p text:style-name="P10"><text:tab/>printf("Enter vendor name: ");</text:p>
      <text:p text:style-name="P10"><text:tab/>scanf(" %[^\n]",med[i].vendor);</text:p>
      <text:p text:style-name="P10"><text:tab/>printf("Enter manufacturing date(dd/mm/yyyy): ");</text:p>
      <text:p text:style-name="P10"><text:tab/>scanf("%d/%d/%d", &amp;med[i].mdate.dd, &amp;med[i].mdate.mm, <text:s/>&amp;med[i].mdate.yy);</text:p>
      <text:p text:style-name="P10"><text:tab/>printf("Enter expiry date(dd/mm/yyyy): ");</text:p>
      <text:p text:style-name="P10"><text:tab/>scanf("%d/%d/%d", &amp;med[i].edate.dd, &amp;med[i].edate.mm, &amp;med[i].edate.yy);</text:p>
      <text:p text:style-name="P10"><text:tab/>printf("Enter medicine cost: ");</text:p>
      <text:p text:style-name="P10"><text:tab/>scanf("%f",&amp;med[i].cost);</text:p>
      <text:p text:style-name="P10"><text:tab/>printf("Enter medicine stock: ");</text:p>
      <text:p text:style-name="P10"><text:tab/>scanf("%ld",&amp;med[i].stock);</text:p>
      <text:p text:style-name="P10"><text:tab/>}</text:p>
      <text:p text:style-name="P10">else</text:p>
      <text:p text:style-name="P10"><text:tab/>{</text:p>
      <text:p text:style-name="P10"><text:tab/>printf("Enter quantities bought: ");</text:p>
      <text:p text:style-name="P10"><text:tab/>scanf("%ld",&amp;qty);</text:p>
      <text:p text:style-name="P10"><text:tab/>med[i].stock+=qty;</text:p>
      <text:p text:style-name="P10"><text:tab/>}</text:p>
      <text:p text:style-name="P10">}</text:p>
      <text:p text:style-name="P10"/>
      <text:p text:style-name="P10">void sell(struct medicine med[], int n)</text:p>
      <text:p text:style-name="P10">{</text:p>
      <text:p text:style-name="P10">int i;</text:p>
      <text:p text:style-name="P10">long int qty;</text:p>
      <text:p text:style-name="P10">char name[30];</text:p>
      <text:p text:style-name="P10">printf("\nEnter medicine sold: ");</text:p>
      <text:p text:style-name="P10">scanf(" %[^\n]",name);</text:p>
      <text:p text:style-name="P10">printf("Enter quantities sold: ");</text:p>
      <text:p text:style-name="P10">scanf("%ld",&amp;qty);</text:p>
      <text:p text:style-name="P10"><text:soft-page-break/>for (i=0;i&lt;n;i++)</text:p>
      <text:p text:style-name="P10"><text:tab/>{</text:p>
      <text:p text:style-name="P10"><text:tab/>if(strcmp(med[i].name,name)==0)</text:p>
      <text:p text:style-name="P10"><text:tab/><text:tab/>break;</text:p>
      <text:p text:style-name="P10"><text:tab/>}</text:p>
      <text:p text:style-name="P10">if (i==n)</text:p>
      <text:p text:style-name="P10"><text:tab/>{</text:p>
      <text:p text:style-name="P10"><text:tab/>printf("Medicine not found!!\n");</text:p>
      <text:p text:style-name="P10"><text:tab/>return;</text:p>
      <text:p text:style-name="P10"><text:tab/>}</text:p>
      <text:p text:style-name="P10">med[i].stock-=qty;</text:p>
      <text:p text:style-name="P10">if (med[i].stock&lt;10)</text:p>
      <text:p text:style-name="P10"><text:tab/>printf("%s is low in stock (%ld) !!\n\n",med[i].name,med[i].stock);</text:p>
      <text:p text:style-name="P10">}</text:p>
      <text:p text:style-name="P10"/>
      <text:p text:style-name="P10">void check(struct medicine med[], int n)</text:p>
      <text:p text:style-name="P10">{</text:p>
      <text:p text:style-name="P10">int i;</text:p>
      <text:p text:style-name="P10">char name[30];</text:p>
      <text:p text:style-name="P10">long int stock;</text:p>
      <text:p text:style-name="P10">printf("\nEnter medicine name: ");</text:p>
      <text:p text:style-name="P10">scanf(" %[^\n]",name);</text:p>
      <text:p text:style-name="P10">printf("Enter stock required: ");</text:p>
      <text:p text:style-name="P10">scanf("%ld",&amp;stock);</text:p>
      <text:p text:style-name="P10">for (i=0;i&lt;n;i++)</text:p>
      <text:p text:style-name="P10"><text:tab/>{</text:p>
      <text:p text:style-name="P10"><text:tab/>if(strcmp(med[i].name,name)==0)</text:p>
      <text:p text:style-name="P10"><text:tab/><text:tab/>break;</text:p>
      <text:p text:style-name="P10"><text:tab/>}</text:p>
      <text:p text:style-name="P10">if (i==n)</text:p>
      <text:p text:style-name="P10"><text:tab/>{</text:p>
      <text:p text:style-name="P10"><text:tab/>printf("Medicine not found!!\n");</text:p>
      <text:p text:style-name="P10"><text:tab/>return;</text:p>
      <text:p text:style-name="P10"><text:tab/>}</text:p>
      <text:p text:style-name="P10"/>
      <text:p text:style-name="P10"><text:soft-page-break/>if (med[i].stock &gt;= stock)</text:p>
      <text:p text:style-name="P10"><text:tab/>printf("Stock available!!\n\n");</text:p>
      <text:p text:style-name="P10">else</text:p>
      <text:p text:style-name="P10"><text:tab/>printf("Stock unavailable!!\n\n");</text:p>
      <text:p text:style-name="P10"/>
      <text:p text:style-name="P10">}</text:p>
      <text:p text:style-name="P10"/>
      <text:p text:style-name="P10">void main()</text:p>
      <text:p text:style-name="P10">{</text:p>
      <text:p text:style-name="P10">int n,choice,flag=1;</text:p>
      <text:p text:style-name="P10">struct medicine med[30];</text:p>
      <text:p text:style-name="P10">printf("Enter number of medicines: ");</text:p>
      <text:p text:style-name="P10">scanf("%d",&amp;n);</text:p>
      <text:p text:style-name="P10">input(med,n);</text:p>
      <text:p text:style-name="P10">output(med,n);</text:p>
      <text:p text:style-name="P10"/>
      <text:p text:style-name="P10">while(flag)</text:p>
      <text:p text:style-name="P10">{</text:p>
      <text:p text:style-name="P10"><text:tab/>printf("\nChoose:\n1 to buy a new drug\n2 to sell a drug\n3 to check availability\n4 to display all drugs\nEnter choice: ");</text:p>
      <text:p text:style-name="P10"><text:tab/>scanf("%d",&amp;choice);</text:p>
      <text:p text:style-name="P10"/>
      <text:p text:style-name="P10"><text:tab/>switch (choice)</text:p>
      <text:p text:style-name="P10"><text:tab/>{</text:p>
      <text:p text:style-name="P10"><text:tab/>case 1: buy(med,n);</text:p>
      <text:p text:style-name="P10"><text:tab/><text:tab/>n++;</text:p>
      <text:p text:style-name="P10"><text:tab/><text:tab/>printf("\nEnter 1 to continue and 0 to exit: ");</text:p>
      <text:p text:style-name="P10"><text:tab/><text:tab/>scanf("%d",&amp;flag);</text:p>
      <text:p text:style-name="P10"><text:tab/><text:tab/>break;</text:p>
      <text:p text:style-name="P10"><text:tab/>case 2: sell(med,n);</text:p>
      <text:p text:style-name="P10"><text:tab/><text:tab/>printf("\nEnter 1 to continue and 0 to exit: ");</text:p>
      <text:p text:style-name="P10"><text:tab/><text:tab/>scanf("%d",&amp;flag);</text:p>
      <text:p text:style-name="P10"><text:tab/><text:tab/>break;</text:p>
      <text:p text:style-name="P10"><text:tab/>case 3: check(med,n);</text:p>
      <text:p text:style-name="P10"><text:tab/><text:tab/>printf("\nEnter 1 to continue and 0 to exit: ");</text:p>
      <text:p text:style-name="P10"><text:soft-page-break/><text:tab/><text:tab/>scanf("%d",&amp;flag);</text:p>
      <text:p text:style-name="P10"><text:tab/><text:tab/>break;</text:p>
      <text:p text:style-name="P10"><text:tab/>case 4: output(med,n);</text:p>
      <text:p text:style-name="P10"><text:tab/><text:tab/>printf("Enter 1 to continue and 0 to exit: ");</text:p>
      <text:p text:style-name="P10"><text:tab/><text:tab/>scanf("%d",&amp;flag);</text:p>
      <text:p text:style-name="P10"><text:tab/><text:tab/>break;</text:p>
      <text:p text:style-name="P10"><text:tab/>}</text:p>
      <text:p text:style-name="P10">}</text:p>
      <text:p text:style-name="P10">}</text:p>
      <text:p text:style-name="P8"/>
      <text:p text:style-name="P6">OUTPUT:</text:p>
      <text:p text:style-name="P8">cseb83@jtl-14:~/A6$ gcc medicine.c -o medicine</text:p>
      <text:p text:style-name="P8">cseb83@jtl-14:~/A6$ ./medicine</text:p>
      <text:p text:style-name="P8">Enter number of medicines: 3</text:p>
      <text:p text:style-name="P8"/>
      <text:p text:style-name="P8"/>
      <text:p text:style-name="P8">Enter medicine name: P500</text:p>
      <text:p text:style-name="P8">Enter vendor name: Healthcare</text:p>
      <text:p text:style-name="P8">Enter manufacturing date(dd/mm/yyyy): 12/12/3018</text:p>
      <text:p text:style-name="P8">Enter expiry date(dd/mm/yyyy): 13/5/2019</text:p>
      <text:p text:style-name="P8">Enter medicine cost: 20</text:p>
      <text:p text:style-name="P8">Enter medicine stock: 50</text:p>
      <text:p text:style-name="P8"/>
      <text:p text:style-name="P8"/>
      <text:p text:style-name="P8">Enter medicine name: Dolo 650</text:p>
      <text:p text:style-name="P8">Enter vendor name: Medula</text:p>
      <text:p text:style-name="P8">Enter manufacturing date(dd/mm/yyyy): 7/5/2018</text:p>
      <text:p text:style-name="P8">Enter expiry date(dd/mm/yyyy): 2/6/2021</text:p>
      <text:p text:style-name="P8">Enter medicine cost: 50</text:p>
      <text:p text:style-name="P8">Enter medicine stock: 60</text:p>
      <text:p text:style-name="P8"/>
      <text:p text:style-name="P8"/>
      <text:p text:style-name="P8">Enter medicine name: Vitasurge</text:p>
      <text:p text:style-name="P8">Enter vendor name: Medicure</text:p>
      <text:p text:style-name="P8">Enter manufacturing date(dd/mm/yyyy): 4/8/2018</text:p>
      <text:p text:style-name="P8"><text:soft-page-break/>Enter expiry date(dd/mm/yyyy): 3/9/2022</text:p>
      <text:p text:style-name="P8">Enter medicine cost: 200</text:p>
      <text:p text:style-name="P8">Enter medicine stock: 75</text:p>
      <text:p text:style-name="P8"/>
      <text:p text:style-name="P8"/>
      <text:p text:style-name="P8">IN STOCK:</text:p>
      <text:p text:style-name="P8">Medicine name <text:s/>Vendor name <text:s text:c="3"/>Manufacture <text:s text:c="3"/>Expiry <text:s text:c="14"/>Cost <text:s text:c="7"/>Stock <text:s text:c="11"/></text:p>
      <text:p text:style-name="P8">P500 <text:s text:c="22"/>Healthcare <text:s text:c="8"/>12/12/3018 <text:s text:c="6"/>13/05/2019 <text:s text:c="4"/>20.00 <text:s text:c="6"/>50 <text:s text:c="12"/></text:p>
      <text:p text:style-name="P8">Dolo 650 <text:s text:c="14"/>Medula <text:s text:c="15"/>07/05/2018 <text:s text:c="6"/>02/06/2021 <text:s text:c="4"/>50.00 <text:s text:c="7"/>60 <text:s text:c="12"/></text:p>
      <text:p text:style-name="P8">Vitasurge <text:s text:c="13"/>Medicure <text:s text:c="11"/>04/08/2018 <text:s text:c="6"/>03/09/2022 <text:s text:c="4"/>200.00 <text:s text:c="5"/>75 <text:s text:c="12"/></text:p>
      <text:p text:style-name="P8"/>
      <text:p text:style-name="P8">Choose:</text:p>
      <text:p text:style-name="P8">1 to buy a new drug</text:p>
      <text:p text:style-name="P8">2 to sell a drug</text:p>
      <text:p text:style-name="P8">3 to check availability</text:p>
      <text:p text:style-name="P8">4 to display all drugs</text:p>
      <text:p text:style-name="P8">Enter choice: 1</text:p>
      <text:p text:style-name="P8"/>
      <text:p text:style-name="P8"/>
      <text:p text:style-name="P8">Enter medicine name: Benedryl</text:p>
      <text:p text:style-name="P8">Enter vendor name: Bozo</text:p>
      <text:p text:style-name="P8">Enter manufacturing date(dd/mm/yyyy): 3/8/2019</text:p>
      <text:p text:style-name="P8">Enter expiry date(dd/mm/yyyy): 7/8/2020</text:p>
      <text:p text:style-name="P8">Enter medicine cost: 75</text:p>
      <text:p text:style-name="P8">Enter medicine stock: 40</text:p>
      <text:p text:style-name="P8"/>
      <text:p text:style-name="P8">Enter 1 to continue and 0 to exit: 1</text:p>
      <text:p text:style-name="P8"/>
      <text:p text:style-name="P8">Choose:</text:p>
      <text:p text:style-name="P8">1 to buy a new drug</text:p>
      <text:p text:style-name="P8">2 to sell a drug</text:p>
      <text:p text:style-name="P8">3 to check availability</text:p>
      <text:p text:style-name="P8">4 to display all drugs</text:p>
      <text:p text:style-name="P8">Enter choice: 2</text:p>
      <text:p text:style-name="P8"/>
      <text:p text:style-name="P8"><text:soft-page-break/>Enter medicine sold: Dolo 650</text:p>
      <text:p text:style-name="P11">Enter quantities sold: 10</text:p>
      <text:p text:style-name="P8"/>
      <text:p text:style-name="P8">Enter 1 to continue and 0 to exit: 1</text:p>
      <text:p text:style-name="P8"/>
      <text:p text:style-name="P8">Choose:</text:p>
      <text:p text:style-name="P8">1 to buy a new drug</text:p>
      <text:p text:style-name="P8">2 to sell a drug</text:p>
      <text:p text:style-name="P8">3 to check availability</text:p>
      <text:p text:style-name="P8">4 to display all drugs</text:p>
      <text:p text:style-name="P8">Enter choice: 3</text:p>
      <text:p text:style-name="P8"/>
      <text:p text:style-name="P8">Enter medicine name: Benedryl</text:p>
      <text:p text:style-name="P8">Enter stock required: 35</text:p>
      <text:p text:style-name="P8">Stock available!!</text:p>
      <text:p text:style-name="P8"/>
      <text:p text:style-name="P8"/>
      <text:p text:style-name="P8">Enter 1 to continue and 0 to exit: 1</text:p>
      <text:p text:style-name="P8"/>
      <text:p text:style-name="P8">Choose:</text:p>
      <text:p text:style-name="P8">1 to buy a new drug</text:p>
      <text:p text:style-name="P8">2 to sell a drug</text:p>
      <text:p text:style-name="P8">3 to check availability</text:p>
      <text:p text:style-name="P8">4 to display all drugs</text:p>
      <text:p text:style-name="P8">Enter choice: 3</text:p>
      <text:p text:style-name="P8"/>
      <text:p text:style-name="P8">Enter medicine name: P500</text:p>
      <text:p text:style-name="P8">Enter stock required: 60</text:p>
      <text:p text:style-name="P8">Stock unavailable!!</text:p>
      <text:p text:style-name="P8"/>
      <text:p text:style-name="P8"/>
      <text:p text:style-name="P8">Enter 1 to continue and 0 to exit: 1</text:p>
      <text:p text:style-name="P8"/>
      <text:p text:style-name="P8">Choose:</text:p>
      <text:p text:style-name="P8">1 to buy a new drug</text:p>
      <text:p text:style-name="P8"><text:soft-page-break/>2 to sell a drug</text:p>
      <text:p text:style-name="P8">3 to check availability</text:p>
      <text:p text:style-name="P8">4 to display all drugs</text:p>
      <text:p text:style-name="P8">Enter choice: 4</text:p>
      <text:p text:style-name="P8"/>
      <text:p text:style-name="P8"/>
      <text:p text:style-name="P8">IN STOCK: <text:s text:c="5"/></text:p>
      <text:p text:style-name="P9">Medicine name <text:s/>Vendor name <text:s text:c="3"/>Manufacture <text:s text:c="3"/>Expiry <text:s text:c="14"/>Cost <text:s text:c="7"/>Stock <text:s text:c="11"/></text:p>
      <text:p text:style-name="P9">P500 <text:s text:c="22"/>Healthcare <text:s text:c="8"/>12/12/3018 <text:s text:c="6"/>13/05/2019 <text:s text:c="4"/>20.00 <text:s text:c="6"/>50 <text:s text:c="12"/></text:p>
      <text:p text:style-name="P9">Dolo 650 <text:s text:c="14"/>Medula <text:s text:c="15"/>07/05/2018 <text:s text:c="6"/>02/06/2021 <text:s text:c="4"/>50.00 <text:s text:c="7"/><text:span text:style-name="T4">5</text:span>0 <text:s text:c="12"/></text:p>
      <text:p text:style-name="P9">Vitasurge <text:s text:c="13"/>Medicure <text:s text:c="11"/>04/08/2018 <text:s text:c="6"/>03/09/2022 <text:s text:c="4"/>200.00 <text:s text:c="5"/>75 <text:s text:c="12"/></text:p>
      <text:p text:style-name="P9">Benedryl <text:s text:c="14"/>Bozo <text:s text:c="19"/>03/08/2019 <text:s text:c="7"/>07/08/2020 <text:s text:c="4"/>75.00 <text:s text:c="7"/>40 <text:s text:c="12"/></text:p>
      <text:p text:style-name="P8">Enter 1 to continue and 0 to exit: 0</text:p>
      <text:p text:style-name="P31"/>
      <text:p text:style-name="P8"/>
      <text:p text:style-name="P25"/>
      <text:p text:style-name="P25"><text:span text:style-name="T5">3</text:span>. PROGRAM NAME: <text:s/><text:span text:style-name="T5">STUDENT RANK LIST</text:span></text:p>
      <text:p text:style-name="P25"/>
      <text:p text:style-name="P23">PROGRAM:</text:p>
      <text:p text:style-name="P19">#include &lt;stdio.h&gt;</text:p>
      <text:p text:style-name="P19"/>
      <text:p text:style-name="P19">enum gender{MALE,FEMALE,TRANSGENDER};</text:p>
      <text:p text:style-name="P19"/>
      <text:p text:style-name="P19">typedef struct</text:p>
      <text:p text:style-name="P19">{</text:p>
      <text:p text:style-name="P19">int day,month,year;</text:p>
      <text:p text:style-name="P19">}date;</text:p>
      <text:p text:style-name="P19"/>
      <text:p text:style-name="P19">typedef struct</text:p>
      <text:p text:style-name="P19">{</text:p>
      <text:p text:style-name="P19">int rollnum;</text:p>
      <text:p text:style-name="P19">char name[25];</text:p>
      <text:p text:style-name="P19">float marks[5];</text:p>
      <text:p text:style-name="P19">float totalmarks;</text:p>
      <text:p text:style-name="P19">int rank;</text:p>
      <text:p text:style-name="P19"><text:soft-page-break/>date dob;</text:p>
      <text:p text:style-name="P19">int age;</text:p>
      <text:p text:style-name="P19">enum gender g;</text:p>
      <text:p text:style-name="P19">}student;</text:p>
      <text:p text:style-name="P19"/>
      <text:p text:style-name="P19">void input(int n,student stu[])</text:p>
      <text:p text:style-name="P19">{</text:p>
      <text:p text:style-name="P19">char gen;</text:p>
      <text:p text:style-name="P19">student temp;</text:p>
      <text:p text:style-name="P19">int i,k;</text:p>
      <text:p text:style-name="P19">for(i=0;i&lt;n;i++)</text:p>
      <text:p text:style-name="P19">{</text:p>
      <text:p text:style-name="P19"><text:tab/>printf("\n\nEnter roll number: ");</text:p>
      <text:p text:style-name="P19"><text:tab/>scanf("%d",&amp;stu[i].rollnum);</text:p>
      <text:p text:style-name="P19"><text:tab/>printf("Enter name: ");</text:p>
      <text:p text:style-name="P19"><text:tab/>scanf(" %[^\n]",stu[i].name);</text:p>
      <text:p text:style-name="P19"><text:tab/>for (int j=0;j&lt;5;j++)</text:p>
      <text:p text:style-name="P19"><text:tab/>{</text:p>
      <text:p text:style-name="P19"><text:tab/><text:tab/>printf("Enter mark %d: ",j+1);</text:p>
      <text:p text:style-name="P19"><text:tab/><text:tab/>scanf("%f",&amp;stu[i].marks[j]);</text:p>
      <text:p text:style-name="P19"><text:tab/><text:tab/>stu[i].totalmarks+=stu[i].marks[j];</text:p>
      <text:p text:style-name="P19"><text:tab/>}</text:p>
      <text:p text:style-name="P19"><text:tab/>printf("Enter date of birth(dd/mm/yyyy): ");</text:p>
      <text:p text:style-name="P19"><text:tab/>scanf("%d/%d/%d", &amp;stu[i].dob.day, &amp;stu[i].dob.month, &amp;stu[i].dob.year);</text:p>
      <text:p text:style-name="P19"><text:tab/>printf("Enter age: ");</text:p>
      <text:p text:style-name="P19"><text:tab/>scanf("%d",&amp;stu[i].age);</text:p>
      <text:p text:style-name="P19"><text:tab/>printf("Enter gender(M/F/T): ");</text:p>
      <text:p text:style-name="P19"><text:tab/>scanf(" %c",&amp;gen);</text:p>
      <text:p text:style-name="P19"><text:tab/>if (gen=='M')</text:p>
      <text:p text:style-name="P19"><text:tab/><text:tab/>stu[i].g=0;</text:p>
      <text:p text:style-name="P19"><text:tab/>else if (gen=='F')</text:p>
      <text:p text:style-name="P19"><text:tab/><text:tab/>stu[i].g=1;</text:p>
      <text:p text:style-name="P19"><text:tab/>else</text:p>
      <text:p text:style-name="P19"><text:tab/><text:tab/>stu[i].g=2;</text:p>
      <text:p text:style-name="P19"><text:soft-page-break/><text:tab/>temp=stu[i];</text:p>
      <text:p text:style-name="P19"><text:tab/>for (k=i-1;k&gt;=0;k--)</text:p>
      <text:p text:style-name="P19"><text:tab/>{</text:p>
      <text:p text:style-name="P19"><text:tab/><text:tab/>if (temp.totalmarks&gt;stu[k].totalmarks)</text:p>
      <text:p text:style-name="P19"><text:tab/><text:tab/>{</text:p>
      <text:p text:style-name="P19"><text:tab/><text:tab/><text:tab/>stu[k+1]=stu[k];</text:p>
      <text:p text:style-name="P19"><text:tab/><text:tab/>}</text:p>
      <text:p text:style-name="P19"><text:tab/><text:tab/>else</text:p>
      <text:p text:style-name="P19"><text:tab/><text:tab/><text:tab/>break;</text:p>
      <text:p text:style-name="P19"><text:tab/>}</text:p>
      <text:p text:style-name="P19"><text:tab/>stu[k+1]=temp;</text:p>
      <text:p text:style-name="P19">}</text:p>
      <text:p text:style-name="P19">stu[0].rank=1;</text:p>
      <text:p text:style-name="P19">for(i=1;i&lt;n;i++)</text:p>
      <text:p text:style-name="P19"><text:tab/>{</text:p>
      <text:p text:style-name="P19"><text:tab/>if(stu[i].totalmarks==stu[i-1].totalmarks)</text:p>
      <text:p text:style-name="P19"><text:tab/><text:tab/>stu[i].rank=stu[i-1].rank;</text:p>
      <text:p text:style-name="P19"><text:tab/>else</text:p>
      <text:p text:style-name="P19"><text:tab/><text:tab/>stu[i].rank=i+1;</text:p>
      <text:p text:style-name="P19"><text:tab/>}</text:p>
      <text:p text:style-name="P19">}</text:p>
      <text:p text:style-name="P19"/>
      <text:p text:style-name="P19">void output(int i,student stu[])</text:p>
      <text:p text:style-name="P19">{</text:p>
      <text:p text:style-name="P19">printf("%-8d%-15s",stu[i].rollnum,stu[i].name);</text:p>
      <text:p text:style-name="P19">for (int j=0;j&lt;5;j++)</text:p>
      <text:p text:style-name="P19">{</text:p>
      <text:p text:style-name="P19"><text:tab/>printf("%-8.2f",stu[i].marks[j]);</text:p>
      <text:p text:style-name="P19">}</text:p>
      <text:p text:style-name="P19">printf("%-8.2f%-8d%02d/%02d/%4d <text:s/>%-8d", stu[i].totalmarks, stu[i].rank, stu[i].dob.day, stu[i].dob.month, stu[i].dob.year, stu[i].age);</text:p>
      <text:p text:style-name="P19">if (stu[i].g==MALE)</text:p>
      <text:p text:style-name="P19"><text:tab/>printf("%-8s\n","Male");<text:tab/></text:p>
      <text:p text:style-name="P19">else if (stu[i].g==FEMALE)</text:p>
      <text:p text:style-name="P19"><text:tab/>printf("%-8s\n","Female");<text:tab/></text:p>
      <text:p text:style-name="P19"><text:soft-page-break/>else</text:p>
      <text:p text:style-name="P19"><text:tab/>printf("%-8s\n","Transgender");</text:p>
      <text:p text:style-name="P19">}</text:p>
      <text:p text:style-name="P19"/>
      <text:p text:style-name="P19">void search(int rollno,int n,student stu[])</text:p>
      <text:p text:style-name="P19">{</text:p>
      <text:p text:style-name="P19">int i;</text:p>
      <text:p text:style-name="P19">for (i=0;i&lt;n;i++)</text:p>
      <text:p text:style-name="P19"><text:tab/>{</text:p>
      <text:p text:style-name="P19"><text:tab/><text:tab/>if(rollno==stu[i].rollnum)</text:p>
      <text:p text:style-name="P19"><text:tab/><text:tab/>{</text:p>
      <text:p text:style-name="P19"><text:tab/><text:tab/><text:tab/>printf("\n%-8s%-15s%-8s%-8s%-8s%-8s%-8s%-8s%-8s%-12s%-8s%-8s\n","Rollno","Name","Mark 1","Mark 2","Mark 3","Mark 4","Mark 5","Total","Rank","DOB","Age","Gender");</text:p>
      <text:p text:style-name="P19"><text:tab/><text:tab/><text:tab/>output(i,stu);</text:p>
      <text:p text:style-name="P19"><text:tab/><text:tab/><text:tab/>break;</text:p>
      <text:p text:style-name="P19"><text:tab/><text:tab/>}</text:p>
      <text:p text:style-name="P19"><text:tab/>}</text:p>
      <text:p text:style-name="P19">}</text:p>
      <text:p text:style-name="P19"/>
      <text:p text:style-name="P19">void main()</text:p>
      <text:p text:style-name="P19">{</text:p>
      <text:p text:style-name="P19">int n,i,flag,rollno;</text:p>
      <text:p text:style-name="P19">printf("Enter number of students: ");</text:p>
      <text:p text:style-name="P19">scanf("%d",&amp;n);</text:p>
      <text:p text:style-name="P19">student stu[n];</text:p>
      <text:p text:style-name="P19">input(n,stu);</text:p>
      <text:p text:style-name="P19"/>
      <text:p text:style-name="P19">printf("\n%-8s%-15s%-8s%-8s%-8s%-8s%-8s%-8s%-8s%-12s%-8s%-8s\n","Rollno","Name","Mark 1","Mark 2","Mark 3","Mark 4","Mark 5","Total","Rank","DOB","Age","Gender");</text:p>
      <text:p text:style-name="P19">for (i=0;i&lt;n;i++)</text:p>
      <text:p text:style-name="P19"><text:tab/>output(i,stu);</text:p>
      <text:p text:style-name="P19">printf("\nEnter 1 to print particular student record and 0 to exit: ");</text:p>
      <text:p text:style-name="P19">scanf("%d",&amp;flag);</text:p>
      <text:p text:style-name="P19"><text:soft-page-break/>while(flag)</text:p>
      <text:p text:style-name="P19">{</text:p>
      <text:p text:style-name="P19"><text:tab/>printf("Enter roll number: ");</text:p>
      <text:p text:style-name="P19"><text:tab/>scanf("%d",&amp;rollno);</text:p>
      <text:p text:style-name="P19"><text:tab/>search(rollno,n,stu);</text:p>
      <text:p text:style-name="P19"><text:tab/>printf("\nEnter 1 to print particular student record and 0 to exit: ");</text:p>
      <text:p text:style-name="P19"><text:tab/>scanf("%d",&amp;flag);</text:p>
      <text:p text:style-name="P19">}</text:p>
      <text:p text:style-name="P19">}</text:p>
      <text:p text:style-name="P19"/>
      <text:p text:style-name="P19"/>
      <text:p text:style-name="P24">OUTPUT: </text:p>
      <text:p text:style-name="P21"><text:span text:style-name="T1">cseb83@jtl-14:~/A6$ </text:span>gcc stu.c -o stu</text:p>
      <text:p text:style-name="P21"><text:span text:style-name="T1">cseb83@jtl-14:~/A6$ </text:span>./stu</text:p>
      <text:p text:style-name="P21">Enter number of students: 4</text:p>
      <text:p text:style-name="P21"/>
      <text:p text:style-name="P21"/>
      <text:p text:style-name="P21">Enter roll number: 1</text:p>
      <text:p text:style-name="P21">Enter name: Anna</text:p>
      <text:p text:style-name="P21">Enter mark 1: <text:span text:style-name="T9">98</text:span></text:p>
      <text:p text:style-name="P21">Enter mark 2: 99</text:p>
      <text:p text:style-name="P21">Enter mark 3: <text:span text:style-name="T9">98</text:span></text:p>
      <text:p text:style-name="P21">Enter mark 4: <text:span text:style-name="T9">99</text:span></text:p>
      <text:p text:style-name="P21">Enter mark 5: <text:span text:style-name="T9">10</text:span>0</text:p>
      <text:p text:style-name="P21">Enter date of birth(dd/mm/yyyy): 2/4/2000</text:p>
      <text:p text:style-name="P21">Enter age: 19</text:p>
      <text:p text:style-name="P21">Enter gender(M/F/T): F</text:p>
      <text:p text:style-name="P21"/>
      <text:p text:style-name="P21"/>
      <text:p text:style-name="P21">Enter roll number: 2</text:p>
      <text:p text:style-name="P21">Enter name: Bora</text:p>
      <text:p text:style-name="P21">Enter mark 1: 65</text:p>
      <text:p text:style-name="P21">Enter mark 2: 34</text:p>
      <text:p text:style-name="P21">Enter mark 3: 23</text:p>
      <text:p text:style-name="P21">Enter mark 4: 12</text:p>
      <text:p text:style-name="P21"><text:soft-page-break/>Enter mark 5: 34</text:p>
      <text:p text:style-name="P21">Enter date of birth(dd/mm/yyyy): 5/6/2001</text:p>
      <text:p text:style-name="P21">Enter age: 17</text:p>
      <text:p text:style-name="P21">Enter gender(M/F/T): T</text:p>
      <text:p text:style-name="P21"/>
      <text:p text:style-name="P21"/>
      <text:p text:style-name="P21">Enter roll number: 3</text:p>
      <text:p text:style-name="P21">Enter name: Alex</text:p>
      <text:p text:style-name="P21">Enter mark 1: 54 <text:s/></text:p>
      <text:p text:style-name="P21">Enter mark 2: 76</text:p>
      <text:p text:style-name="P21">Enter mark 3: 76</text:p>
      <text:p text:style-name="P21">Enter mark 4: 87</text:p>
      <text:p text:style-name="P21">Enter mark 5: 67</text:p>
      <text:p text:style-name="P21">Enter date of birth(dd/mm/yyyy): 5/5/2000</text:p>
      <text:p text:style-name="P21">Enter age: 18</text:p>
      <text:p text:style-name="P21">Enter gender(M/F/T): M</text:p>
      <text:p text:style-name="P21"/>
      <text:p text:style-name="P21"/>
      <text:p text:style-name="P21">Enter roll number: 4</text:p>
      <text:p text:style-name="P21">Enter name: Cathy</text:p>
      <text:p text:style-name="P21">Enter mark 1: 100</text:p>
      <text:p text:style-name="P21">Enter mark 2: 99</text:p>
      <text:p text:style-name="P21">Enter mark 3: 98</text:p>
      <text:p text:style-name="P21">Enter mark 4: 97</text:p>
      <text:p text:style-name="P21">Enter mark 5: 100</text:p>
      <text:p text:style-name="P21">Enter date of birth(dd/mm/yyyy): 16/6/2000</text:p>
      <text:p text:style-name="P21">Enter age: 18</text:p>
      <text:p text:style-name="P21">Enter gender(M/F/T): F</text:p>
      <text:p text:style-name="P21"/>
      <text:p text:style-name="P27">Rollno <text:s/>Name <text:s text:c="3"/>Mark 1 <text:s/>Mark 2 <text:s/>Mark 3 <text:s/>Mark 4 <text:s/>Mark 5 <text:s/>Total <text:s text:c="3"/>Rank <text:s text:c="3"/>DOB <text:s text:c="12"/>Age <text:s/>Gender <text:s/></text:p>
      <text:p text:style-name="P27">4 <text:s text:c="12"/>Cathy <text:s text:c="3"/>100.00 <text:s text:c="2"/>99.00 <text:s text:c="3"/>98.00 <text:s text:c="3"/>97.00 <text:s text:c="4"/>100.00 <text:s text:c="2"/>494.00 <text:s text:c="2"/>1 <text:s text:c="6"/>16/06/2000 <text:s/>18 <text:s text:c="3"/>Female <text:s/></text:p>
      <text:p text:style-name="P27">1 <text:s text:c="12"/>Anna <text:s text:c="4"/><text:span text:style-name="T9">98</text:span>.00 <text:s text:c="4"/>99.00 <text:s text:c="4"/><text:span text:style-name="T9">98</text:span>.00 <text:s text:c="3"/><text:span text:style-name="T9">99</text:span>.00 <text:s text:c="4"/><text:span text:style-name="T9">10</text:span>0.00 <text:s text:c="2"/>4<text:span text:style-name="T9">94</text:span>.00 <text:s text:c="2"/><text:span text:style-name="T9">1</text:span> <text:s text:c="6"/>02/04/2000 <text:s/>19 <text:s text:c="3"/>Female <text:s/></text:p>
      <text:p text:style-name="P27"><text:span text:style-name="T6">3 <text:s text:c="5"/></text:span><text:s text:c="7"/>Alex <text:s text:c="6"/>54.00 <text:s text:c="4"/>76.00 <text:s text:c="3"/>76.00 <text:s text:c="3"/>87.00 <text:s text:c="5"/>67.00 <text:s text:c="4"/>360.00 <text:s text:c="2"/>3 <text:s text:c="6"/>05/05/2000 <text:s/>18 <text:s text:c="3"/>Male <text:s text:c="3"/></text:p>
      <text:p text:style-name="P27">2 <text:s text:c="12"/>Bora <text:s text:c="5"/>65.00 <text:s text:c="4"/>34.00 <text:s text:c="3"/>23.00 <text:s text:c="3"/>12.00 <text:s text:c="5"/>34.00 <text:s text:c="4"/>168.00 <text:s text:c="2"/>4 <text:s text:c="6"/>05/06/2001 <text:s/>17 <text:s text:c="3"/><text:span text:style-name="T7">Transgender</text:span></text:p>
      <text:p text:style-name="P29"/>
      <text:p text:style-name="P21">Enter 1 to print particular student record and 0 to exit: 1</text:p>
      <text:p text:style-name="P21"><text:soft-page-break/>Enter roll number: 1</text:p>
      <text:p text:style-name="P21"/>
      <text:p text:style-name="P28">Rollno <text:s/>Name <text:s text:c="3"/>Mark 1 <text:s/>Mark 2 <text:s/>Mark 3 <text:s/>Mark 4 <text:s/>Mark 5 <text:s/>Total <text:s text:c="3"/>Rank <text:s text:c="3"/>DOB <text:s text:c="12"/>Age <text:s/>Gender <text:s/></text:p>
      <text:p text:style-name="P28">1 <text:s text:c="12"/>Anna <text:s text:c="4"/><text:span text:style-name="T9">98</text:span>.00 <text:s text:c="4"/>99.00 <text:s text:c="4"/><text:span text:style-name="T9">98</text:span>.00 <text:s text:c="3"/><text:span text:style-name="T9">99</text:span>.00 <text:s text:c="4"/><text:span text:style-name="T9">10</text:span>0.00 <text:s text:c="2"/>4<text:span text:style-name="T9">94</text:span>.00 <text:s text:c="2"/><text:span text:style-name="T9">1</text:span> <text:s text:c="6"/>02/04/2000 <text:s/>19 <text:s text:c="3"/>Female <text:s/></text:p>
      <text:p text:style-name="P28"/>
      <text:p text:style-name="P21">Enter 1 to print particular student record and 0 to exit: 1</text:p>
      <text:p text:style-name="P21">Enter roll number: 2</text:p>
      <text:p text:style-name="P21"/>
      <text:p text:style-name="P28">Rollno <text:s/>Name <text:s text:c="3"/>Mark 1 <text:s/>Mark 2 <text:s/>Mark 3 <text:s/>Mark 4 <text:s/>Mark 5 <text:s/>Total <text:s text:c="3"/>Rank <text:s text:c="3"/>DOB <text:s text:c="12"/>Age <text:s/>Gender <text:s/></text:p>
      <text:p text:style-name="P28">2 <text:s text:c="12"/>Bora <text:s text:c="5"/>65.00 <text:s text:c="4"/>34.00 <text:s text:c="3"/>23.00 <text:s text:c="3"/>12.00 <text:s text:c="5"/>34.00 <text:s text:c="4"/>168.00 <text:s text:c="2"/>4 <text:s text:c="6"/>05/06/2001 <text:s/>17 <text:s text:c="3"/><text:span text:style-name="T7">Transgender</text:span></text:p>
      <text:p text:style-name="P30"/>
      <text:p text:style-name="P21">Enter 1 to print particular student record and 0 to exit: 0</text:p>
      <text:p text:style-name="P3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0:12:50.701151557</meta:creation-date>
    <dc:date>2019-04-12T21:57:53.665264521</dc:date>
    <meta:editing-duration>PT16M40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8" meta:paragraph-count="505" meta:word-count="1548" meta:character-count="12974" meta:non-whitespace-character-count="10407"/>
  </office:meta>
</office:document-meta>
</file>